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0879a9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0afbef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0879a9" officeooo:paragraph-rsid="000879a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879a9" officeooo:paragraph-rsid="000afbef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0a07a9" officeooo:paragraph-rsid="000a07a9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0879a9" style:font-size-asian="11pt"/>
    </style:style>
    <style:style style:name="T3" style:family="text">
      <style:text-properties style:font-name="Calibri" fo:font-size="11pt" fo:language="fr" fo:country="FR" officeooo:rsid="00092b1e" style:font-size-asian="11pt"/>
    </style:style>
    <style:style style:name="T4" style:family="text">
      <style:text-properties style:font-name="Calibri" fo:font-size="11pt" fo:language="fr" fo:country="FR" officeooo:rsid="000a07a9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2">Madame, Monsieur,</text:span></text:p>
      <text:p text:style-name="P3" loext:marker-style-name="T1"><text:span text:style-name="T1">Je vous envois ce mail afin d'établir un premier contact car je porte un intérêt envers votre entreprise que j'ai découverte lors de mes recherches. </text:span><text:span text:style-name="T2">Actuellement en formation professionnalisante à l'ADRAR, je suis à la recherche d’un stage</text:span><text:span text:style-name="T1"> </text:span><text:span text:style-name="T2">et d’une première expérience en entreprise en tant que Développeur Web. </text:span></text:p>
      <text:p text:style-name="P3" loext:marker-style-name="T1"><text:span text:style-name="T1">Si vous êtes intéressés </text:span><text:span text:style-name="T2">par ma candidature</text:span><text:span text:style-name="T1">, je vous laisse ci-joint mon CV en PJ</text:span><text:span text:style-name="T2"> et je reste disponible à tout moment </text:span><text:span text:style-name="T3">pour toutes éventuelles questions.</text:span></text:p>
      <text:p text:style-name="P5" loext:marker-style-name="T1"><text:span text:style-name="T1">Cordialement, </text:span></text:p>
      <text:p text:style-name="P5" loext:marker-style-name="T1"><text:span text:style-name="T1">M. Théo RICHAR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8:14:50.833000000</meta:creation-date>
    <dc:date>2023-12-04T20:01:38.514000000</dc:date>
    <meta:editing-duration>PT1H4M52S</meta:editing-duration>
    <meta:editing-cycles>5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5" meta:word-count="81" meta:character-count="510" meta:non-whitespace-character-count="432"/>
  </office:meta>
</office:document-meta>
</file>